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application/rdf+xml" manifest:full-path="docarch_checker.rdf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V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4.393cm" fo:margin-left="1.305cm" fo:margin-right="1.302cm" table:align="margins" style:may-break-between-rows="false" style:writing-mode="lr-tb"/>
    </style:style>
    <style:style style:name="Tabel1.A" style:family="table-column">
      <style:table-column-properties style:column-width="3.609cm" style:rel-column-width="16435*"/>
    </style:style>
    <style:style style:name="Tabel1.B" style:family="table-column">
      <style:table-column-properties style:column-width="4.046cm" style:rel-column-width="18420*"/>
    </style:style>
    <style:style style:name="Tabel1.C" style:family="table-column">
      <style:table-column-properties style:column-width="3.632cm" style:rel-column-width="16539*"/>
    </style:style>
    <style:style style:name="Tabel1.D" style:family="table-column">
      <style:table-column-properties style:column-width="3.106cm" style:rel-column-width="14141*"/>
    </style:style>
    <style:style style:name="Tabel1.1" style:family="table-row">
      <style:table-row-properties style:min-row-height="0.753cm" style:keep-together="false" fo:keep-together="always"/>
    </style:style>
    <style:style style:name="Tabel1.A1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el1.B1" style:family="table-cell">
      <style:table-cell-properties fo:padding="0.212cm" fo:border-left="none" fo:border-right="none" fo:border-top="none" fo:border-bottom="0.002cm solid #000000"/>
    </style:style>
    <style:style style:name="Tabel1.2" style:family="table-row">
      <style:table-row-properties style:min-row-height="0.702cm" style:keep-together="false" fo:keep-together="always"/>
    </style:style>
    <style:style style:name="Tabel1.A2" style:family="table-cell">
      <style:table-cell-properties fo:padding="0.097cm" fo:border-left="none" fo:border-right="0.002cm solid #000000" fo:border-top="none" fo:border-bottom="none"/>
    </style:style>
    <style:style style:name="Tabel1.B2" style:family="table-cell">
      <style:table-cell-properties fo:padding-left="0.212cm" fo:padding-right="0.212cm" fo:padding-top="0cm" fo:padding-bottom="0cm" fo:border="none"/>
    </style:style>
    <style:style style:name="Tabel1.C2" style:family="table-cell" style:data-style-name="N0">
      <style:table-cell-properties fo:padding-left="0.212cm" fo:padding-right="0.212cm" fo:padding-top="0cm" fo:padding-bottom="0cm" fo:border="none"/>
    </style:style>
    <style:style style:name="Tabel1.3" style:family="table-row">
      <style:table-row-properties style:min-row-height="0.504cm" style:keep-together="false" fo:keep-together="alway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ble Heading Style in Row Headers (bug 3171439)</text:p>
      <text:h text:style-name="Heading_20_1" text:outline-level="1">A Table with Both Row and Column Headers</text:h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header-rows>
          <table:table-row table:style-name="Tabel1.1">
            <table:table-cell table:style-name="Tabel1.A1" office:value-type="string">
              <text:p text:style-name="Table_20_Heading">Variable</text:p>
            </table:table-cell>
            <table:table-cell table:style-name="Tabel1.B1" office:value-type="string">
              <text:p text:style-name="Table_20_Heading">Sample Size</text:p>
            </table:table-cell>
            <table:table-cell table:style-name="Tabel1.B1" office:value-type="string">
              <text:p text:style-name="Table_20_Heading">Average</text:p>
            </table:table-cell>
            <table:table-cell table:style-name="Tabel1.B1" office:value-type="string">
              <text:p text:style-name="Table_20_Heading">s squared</text:p>
            </table:table-cell>
          </table:table-row>
        </table:table-header-rows>
        <table:table-row table:style-name="Tabel1.2">
          <table:table-cell table:style-name="Tabel1.A2" office:value-type="string">
            <text:p text:style-name="Table_20_Heading">Sample 1</text:p>
          </table:table-cell>
          <table:table-cell table:style-name="Tabel1.B2" office:value-type="string">
            <text:p text:style-name="Table_20_Contents">10</text:p>
          </table:table-cell>
          <table:table-cell table:style-name="Tabel1.C2" office:value-type="float" office:value="64.8">
            <text:p text:style-name="Table_20_Contents">64,8</text:p>
          </table:table-cell>
          <table:table-cell table:style-name="Tabel1.B2" office:value-type="string">
            <text:p text:style-name="Table_20_Contents">36</text:p>
          </table:table-cell>
        </table:table-row>
        <table:table-row table:style-name="Tabel1.3">
          <table:table-cell table:style-name="Tabel1.A2" office:value-type="string">
            <text:p text:style-name="Table_20_Heading">Sample 2</text:p>
          </table:table-cell>
          <table:table-cell table:style-name="Tabel1.B2" office:value-type="string">
            <text:p text:style-name="Table_20_Contents">15</text:p>
          </table:table-cell>
          <table:table-cell table:style-name="Tabel1.B2" office:value-type="string">
            <text:p text:style-name="Table_20_Contents">66</text:p>
          </table:table-cell>
          <table:table-cell table:style-name="Tabel1.B2" office:value-type="string">
            <text:p text:style-name="Table_20_Contents">2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V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Times New Roman1"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2-03T11:13:31.63</meta:creation-date>
    <dc:date>2011-06-23T16:06:31.85</dc:date>
    <dc:creator>Christophe Strobbe</dc:creator>
    <meta:editing-duration>PT21M17S</meta:editing-duration>
    <meta:editing-cycles>8</meta:editing-cycles>
    <meta:generator>OpenOffice.org/3.3$Win32 OpenOffice.org_project/330m20$Build-9567</meta:generator>
    <dc:title>Table Heading Style in Row Headers (bug 3171439)</dc:title>
    <dc:description>English translation of test file submitted with bug 3171439: http://sourceforge.net/tracker/?func=detail&amp;aid=3171439&amp;group_id=272398&amp;atid=1158051
When Table Heading style is applied to the first column to create row headers, this row (i.e. with the column headers) is not converted to DAISY by odt2daisy 2.1.</dc:description>
    <meta:document-statistic meta:table-count="1" meta:image-count="0" meta:object-count="0" meta:page-count="1" meta:paragraph-count="14" meta:word-count="32" meta:character-count="153"/>
  </office:meta>
</office:document-meta>
</file>